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027" officeooo:paragraph-rsid="001d3027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con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6:11:47.638098325</meta:creation-date>
    <dc:date>2019-06-22T16:12:18.658209811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0.7.3$Linux_X86_64 LibreOffice_project/00m0$Build-3</meta:generator>
  </office:meta>
</office:document-meta>
</file>